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rebuchet MS" svg:font-family="'Trebuchet MS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Roboto" fo:font-size="14pt" fo:font-weight="normal" officeooo:rsid="0016184e" officeooo:paragraph-rsid="0017224f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Roboto" fo:font-size="16pt" fo:font-weight="bold" officeooo:rsid="0016184e" officeooo:paragraph-rsid="0016184e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Roboto" fo:font-size="16pt" fo:font-weight="normal" officeooo:rsid="0016184e" officeooo:paragraph-rsid="0016184e" style:font-size-asian="16pt" style:font-weight-asian="normal" style:font-size-complex="16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Roboto" fo:font-size="16pt" fo:font-weight="normal" officeooo:rsid="0016184e" officeooo:paragraph-rsid="001afb0f" style:font-size-asian="16pt" style:font-weight-asian="normal" style:font-size-complex="16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Roboto" fo:font-size="16pt" fo:font-weight="normal" officeooo:rsid="0016184e" officeooo:paragraph-rsid="001b9250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Roboto" fo:font-size="16pt" fo:font-weight="normal" officeooo:rsid="0016184e" officeooo:paragraph-rsid="0017224f" style:font-size-asian="16pt" style:font-weight-asian="normal" style:font-size-complex="16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Roboto" fo:font-size="16pt" fo:font-weight="normal" officeooo:rsid="00177aab" officeooo:paragraph-rsid="00177aab" style:font-size-asian="16pt" style:font-weight-asian="normal" style:font-size-complex="16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Roboto" fo:font-size="16pt" fo:font-weight="normal" officeooo:rsid="001b9250" officeooo:paragraph-rsid="001b9250" style:font-size-asian="16pt" style:font-weight-asian="normal" style:font-size-complex="16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Roboto" fo:font-size="14pt" fo:font-weight="normal" officeooo:rsid="0016184e" officeooo:paragraph-rsid="0016184e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Roboto" fo:font-size="14pt" fo:font-weight="normal" officeooo:rsid="0016184e" officeooo:paragraph-rsid="0017224f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Roboto" fo:font-size="14pt" fo:font-weight="normal" officeooo:rsid="001b9250" officeooo:paragraph-rsid="001b9250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Roboto" fo:font-size="14pt" fo:font-weight="normal" officeooo:rsid="0017224f" officeooo:paragraph-rsid="001b9250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Roboto" officeooo:paragraph-rsid="0017224f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Roboto" fo:font-size="12pt" fo:font-weight="normal" officeooo:rsid="001afb0f" officeooo:paragraph-rsid="001afb0f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Roboto" fo:font-size="12pt" fo:font-weight="normal" officeooo:rsid="001b52ef" officeooo:paragraph-rsid="001b52ef" style:font-size-asian="14pt" style:font-weight-asian="normal" style:font-size-complex="14pt" style:font-weight-complex="normal"/>
    </style:style>
    <style:style style:name="T1" style:family="text">
      <style:text-properties officeooo:rsid="0017224f"/>
    </style:style>
    <style:style style:name="T2" style:family="text">
      <style:text-properties style:font-name="Roboto" fo:font-size="14pt" fo:font-weight="normal" officeooo:rsid="001afb0f" style:font-size-asian="14pt" style:font-weight-asian="normal" style:font-size-complex="14pt" style:font-weight-complex="normal"/>
    </style:style>
    <style:style style:name="T3" style:family="text">
      <style:text-properties style:font-name="Roboto" fo:font-size="14pt" fo:font-weight="normal" officeooo:rsid="0016184e" style:font-size-asian="14pt" style:font-weight-asian="normal" style:font-size-complex="14pt" style:font-weight-complex="normal"/>
    </style:style>
    <style:style style:name="T4" style:family="text">
      <style:text-properties officeooo:rsid="00177aab"/>
    </style:style>
    <style:style style:name="T5" style:family="text">
      <style:text-properties officeooo:rsid="001afb0f"/>
    </style:style>
    <style:style style:name="T6" style:family="text">
      <style:text-properties officeooo:rsid="001b52ef"/>
    </style:style>
    <style:style style:name="T7" style:family="text">
      <style:text-properties officeooo:rsid="001b9250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b9250" style:font-size-asian="14pt" style:font-size-complex="14pt"/>
    </style:style>
    <style:style style:name="T10" style:family="text">
      <style:text-properties fo:font-size="14pt" fo:font-weight="normal" officeooo:rsid="001afb0f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6184e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rutura detalhada de um caso<text:span text:style-name="T5">s</text:span> de uso</text:p>
      <text:p text:style-name="P2"/>
      <text:list xml:id="list3539622960" text:style-name="L1">
        <text:list-item>
          <text:p text:style-name="P3">Nome</text:p>
          <text:p text:style-name="P9">Sistema <text:span text:style-name="T5">Web/Website</text:span>;</text:p>
          <text:p text:style-name="P9"/>
        </text:list-item>
        <text:list-item>
          <text:p text:style-name="P3">Lista de Atores</text:p>
          <text:p text:style-name="P13"><text:span text:style-name="T10">Usuário</text:span><text:span text:style-name="T11">;</text:span></text:p>
          <text:p text:style-name="P9"/>
        </text:list-item>
        <text:list-item>
          <text:p text:style-name="P7">Fluxo de evento</text:p>
          <text:p text:style-name="P14">1 – <text:span text:style-name="T6">Usuário depara-se com a home page e escolhe a opção estudar.</text:span></text:p>
          <text:p text:style-name="P15">2 – Após a home page o usuário poderá escolher a matéria de estudo desejada.</text:p>
          <text:p text:style-name="P15">3 – Usuário tem acesso ao simulado da matéria especificada anteriormente.</text:p>
          <text:p text:style-name="P15">4 – Após a finalização do simulado o usuário tera um feedback dos acertos e erros.</text:p>
          <text:p text:style-name="P15">5 – A aplicação ira disponibilizar uma forma de compartilhamento <text:s/></text:p>
          <text:p text:style-name="P4"/>
        </text:list-item>
        <text:list-item>
          <text:p text:style-name="P3">Pré-condições</text:p>
          <text:p text:style-name="P11">Ter acesso ao site.</text:p>
          <text:p text:style-name="P10"/>
        </text:list-item>
        <text:list-item>
          <text:p text:style-name="P3">Pós-condições</text:p>
          <text:p text:style-name="P12">O <text:span text:style-name="T7">usuário tera a experiencia parcialmente completa da aplicação.</text:span></text:p>
          <text:p text:style-name="P3"/>
        </text:list-item>
        <text:list-item>
          <text:p text:style-name="P5">Cenários alternativos</text:p>
          <text:p text:style-name="P5"><text:span text:style-name="T9">Tela de cadastro; </text:span></text:p>
          <text:p text:style-name="P8"><text:span text:style-name="T8">Tela de login;</text:span></text:p>
          <text:p text:style-name="P8"><text:span text:style-name="T8">Plano com funcionalidades especiais;</text:span></text:p>
          <text:p text:style-name="P8"><text:span text:style-name="T8">Suporte ao usuário com plano especiai;</text:span>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rebuchet MS" svg:font-family="'Trebuchet MS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19:09:21.407455959</meta:creation-date>
    <dc:date>2021-10-26T19:49:55.027939615</dc:date>
    <meta:editing-duration>PT9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134" meta:character-count="721" meta:non-whitespace-character-count="623"/>
  </office:meta>
</office:document-meta>
</file>